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Text_20_body">
      <style:text-properties officeooo:rsid="0025a7c6" officeooo:paragraph-rsid="0025a7c6"/>
    </style:style>
    <style:style style:name="P4" style:family="paragraph" style:parent-style-name="Text_20_body">
      <style:text-properties officeooo:rsid="0026ff3d" officeooo:paragraph-rsid="0026ff3d"/>
    </style:style>
    <style:style style:name="P5" style:family="paragraph" style:parent-style-name="Text_20_body">
      <style:text-properties officeooo:rsid="002887d8" officeooo:paragraph-rsid="002887d8"/>
    </style:style>
    <style:style style:name="P6" style:family="paragraph" style:parent-style-name="Text_20_body">
      <style:text-properties officeooo:rsid="0029d551" officeooo:paragraph-rsid="0029d551"/>
    </style:style>
    <style:style style:name="P7" style:family="paragraph" style:parent-style-name="Title">
      <style:text-properties officeooo:rsid="00257ef3" officeooo:paragraph-rsid="00257ef3"/>
    </style:style>
    <style:style style:name="P8" style:family="paragraph" style:parent-style-name="Heading_20_1">
      <style:text-properties officeooo:rsid="0025a7c6" officeooo:paragraph-rsid="0026ff3d"/>
    </style:style>
    <style:style style:name="P9" style:family="paragraph" style:parent-style-name="Heading_20_1">
      <style:text-properties officeooo:rsid="002745a8" officeooo:paragraph-rsid="002745a8"/>
    </style:style>
    <style:style style:name="P10" style:family="paragraph" style:parent-style-name="Heading_20_3">
      <style:text-properties officeooo:rsid="0026ff3d" officeooo:paragraph-rsid="0026ff3d"/>
    </style:style>
    <style:style style:name="P11" style:family="paragraph" style:parent-style-name="Heading_20_3">
      <style:text-properties officeooo:rsid="002745a8" officeooo:paragraph-rsid="002745a8"/>
    </style:style>
    <style:style style:name="P12" style:family="paragraph" style:parent-style-name="Heading_20_3">
      <style:text-properties officeooo:rsid="0029d551" officeooo:paragraph-rsid="0029d551"/>
    </style:style>
    <style:style style:name="P13" style:family="paragraph" style:parent-style-name="Text_20_body" style:list-style-name="L1">
      <style:text-properties style:font-name="Nimbus Mono PS" officeooo:rsid="0025a7c6" officeooo:paragraph-rsid="0025a7c6"/>
    </style:style>
    <style:style style:name="P14" style:family="paragraph" style:parent-style-name="Text_20_body" style:list-style-name="L3">
      <style:text-properties style:font-name="Nimbus Mono PS" officeooo:rsid="0025a7c6" officeooo:paragraph-rsid="0025a7c6"/>
    </style:style>
    <style:style style:name="P15" style:family="paragraph" style:parent-style-name="Text_20_body" style:list-style-name="L2">
      <style:text-properties officeooo:rsid="0025a7c6" officeooo:paragraph-rsid="0025a7c6"/>
    </style:style>
    <style:style style:name="P16" style:family="paragraph" style:parent-style-name="Text_20_body" style:list-style-name="L4">
      <style:text-properties officeooo:rsid="0026ff3d" officeooo:paragraph-rsid="0026ff3d"/>
    </style:style>
    <style:style style:name="P17" style:family="paragraph" style:parent-style-name="Text_20_body" style:list-style-name="L5">
      <style:text-properties officeooo:rsid="0026ff3d" officeooo:paragraph-rsid="0026ff3d"/>
    </style:style>
    <style:style style:name="P18" style:family="paragraph" style:parent-style-name="Text_20_body" style:list-style-name="L6">
      <style:text-properties officeooo:rsid="0026ff3d" officeooo:paragraph-rsid="0026ff3d"/>
    </style:style>
    <style:style style:name="P19" style:family="paragraph" style:parent-style-name="Text_20_body" style:list-style-name="L7">
      <style:text-properties officeooo:rsid="0026ff3d" officeooo:paragraph-rsid="0026ff3d"/>
    </style:style>
    <style:style style:name="P20" style:family="paragraph" style:parent-style-name="Text_20_body" style:list-style-name="L8">
      <style:text-properties officeooo:rsid="002887d8" officeooo:paragraph-rsid="002887d8"/>
    </style:style>
    <style:style style:name="P21" style:family="paragraph" style:parent-style-name="Text_20_body" style:list-style-name="L9">
      <style:text-properties officeooo:rsid="002887d8" officeooo:paragraph-rsid="002887d8"/>
    </style:style>
    <style:style style:name="P22" style:family="paragraph" style:parent-style-name="Text_20_body" style:list-style-name="L10">
      <style:text-properties officeooo:rsid="0029d551" officeooo:paragraph-rsid="0029d551"/>
    </style:style>
    <style:style style:name="T1" style:family="text">
      <style:text-properties officeooo:rsid="00171d27"/>
    </style:style>
    <style:style style:name="T2" style:family="text">
      <style:text-properties officeooo:rsid="0014b31d"/>
    </style:style>
    <style:style style:name="T3" style:family="text">
      <style:text-properties officeooo:rsid="00257ef3"/>
    </style:style>
    <style:style style:name="T4" style:family="text">
      <style:text-properties officeooo:rsid="001bd473"/>
    </style:style>
    <style:style style:name="T5" style:family="text">
      <style:text-properties officeooo:rsid="00185a4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Nimbus Mono PS"/>
    </style:style>
    <style:style style:name="T8" style:family="text">
      <style:text-properties style:font-name="Nimbus Mono PS" officeooo:rsid="002d46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inary 2</text:p>
      <text:h text:style-name="P8" text:outline-level="1">Unsigned Binary </text:h>
      <text:h text:style-name="Heading_20_3" text:outline-level="3">Addition</text:h>
      <text:p text:style-name="P3">Unsigned binary addition can be simplified to bit additions.</text:p>
      <text:list xml:id="list1909060149" text:style-name="L1">
        <text:list-item>
          <text:p text:style-name="P13">1 + 0 = 1</text:p>
        </text:list-item>
        <text:list-item>
          <text:p text:style-name="P13">0 + 1 = 1</text:p>
        </text:list-item>
        <text:list-item>
          <text:p text:style-name="P13">0 + 0 = 0</text:p>
        </text:list-item>
        <text:list-item>
          <text:p text:style-name="P13">1 + 1 = 0 carry 1</text:p>
        </text:list-item>
      </text:list>
      <text:p text:style-name="P3">Be careful! There is possible to be an overflow – when the result is too large to store in a computer’s memory. </text:p>
      <text:list xml:id="list2334973466" text:style-name="L2">
        <text:list-item>
          <text:p text:style-name="P15">Some computers will be intelligent enough to detect an overflow by implementing an overflow bit.</text:p>
        </text:list-item>
        <text:list-item>
          <text:p text:style-name="P15">Some computers might attempt to store the result regardless. It might be fine, or lead to disaster.</text:p>
        </text:list-item>
      </text:list>
      <text:h text:style-name="Heading_20_3" text:outline-level="3">Subtraction</text:h>
      <text:p text:style-name="P3">Unsigned binary can similarly be simplified to bit subtractions.</text:p>
      <text:list xml:id="list1918689901" text:style-name="L3">
        <text:list-item>
          <text:p text:style-name="P14">0 – 0 = 0</text:p>
        </text:list-item>
        <text:list-item>
          <text:p text:style-name="P14">1 – 0 = 1</text:p>
        </text:list-item>
        <text:list-item>
          <text:p text:style-name="P14">1 – 1 = 0</text:p>
        </text:list-item>
        <text:list-item>
          <text:p text:style-name="P14">0 – 1 = borrow</text:p>
        </text:list-item>
      </text:list>
      <text:h text:style-name="Heading_20_3" text:outline-level="3">Multiplication</text:h>
      <text:p text:style-name="P4">To multiply two binary numbers (e.g. <text:span text:style-name="T7">0111</text:span> x <text:span text:style-name="T7">10010</text:span>):</text:p>
      <text:list xml:id="list4200224224" text:style-name="L4">
        <text:list-item>
          <text:p text:style-name="P16">Select the number with the smaller number of 1s</text:p>
        </text:list-item>
      </text:list>
      <text:list xml:id="list3178251775" text:style-name="L5">
        <text:list-item>
          <text:p text:style-name="P17"><text:span text:style-name="T7">01111</text:span> vs <text:span text:style-name="T7">10010</text:span></text:p>
        </text:list-item>
      </text:list>
      <text:list xml:id="list142938852505031" text:continue-list="list4200224224" text:style-name="L4">
        <text:list-item>
          <text:p text:style-name="P16">Split the number into “parts”</text:p>
        </text:list-item>
      </text:list>
      <text:list xml:id="list3717667396" text:style-name="L6">
        <text:list-item>
          <text:p text:style-name="P18"><text:span text:style-name="T7">10010</text:span> → <text:span text:style-name="T7">10000</text:span> and <text:span text:style-name="T7">00010</text:span></text:p>
        </text:list-item>
      </text:list>
      <text:list xml:id="list142940151879531" text:continue-list="list142938852505031" text:style-name="L4">
        <text:list-item>
          <text:p text:style-name="P16">Multiply each part of the number with the greater number of 1s</text:p>
        </text:list-item>
      </text:list>
      <text:list xml:id="list1539054729" text:style-name="L7">
        <text:list-item>
          <text:p text:style-name="P19"><text:soft-page-break/>Easy with <text:span text:style-name="T6">bit shifting</text:span></text:p>
        </text:list-item>
      </text:list>
      <text:list xml:id="list142939548962635" text:continue-list="list142940151879531" text:style-name="L4">
        <text:list-item>
          <text:p text:style-name="P16">Sum the resulting products.</text:p>
        </text:list-item>
      </text:list>
      <text:h text:style-name="P10" text:outline-level="3">Division</text:h>
      <text:p text:style-name="P4">Computer systems use either short division or long division</text:p>
      <text:p text:style-name="P4">Binary long division can be done in a similar way to how decimal division is done</text:p>
      <text:h text:style-name="P9" text:outline-level="1">Signed-magnitude</text:h>
      <text:h text:style-name="P11" text:outline-level="3">Signed magnitude addition</text:h>
      <text:p text:style-name="P5">If the signs are the same:</text:p>
      <text:list xml:id="list4187058877" text:style-name="L8">
        <text:list-item>
          <text:p text:style-name="P20">Add the magnitude components together</text:p>
        </text:list-item>
      </text:list>
      <text:p text:style-name="P5">If they are different:</text:p>
      <text:list xml:id="list1431981430" text:style-name="L9">
        <text:list-item>
          <text:p text:style-name="P21">Which operand has the smaller magnitude?</text:p>
        </text:list-item>
        <text:list-item>
          <text:p text:style-name="P21">Subtract the smaller magnitude from the larger magnitude.</text:p>
        </text:list-item>
        <text:list-item>
          <text:p text:style-name="P21">Use the sign of the operand with the larger magnitude for the result.</text:p>
        </text:list-item>
      </text:list>
      <text:h text:style-name="P12" text:outline-level="3">Subtraction</text:h>
      <text:list xml:id="list2678292015" text:style-name="L10">
        <text:list-item>
          <text:p text:style-name="P22">Flipping the sign of a number in signed magnitude is computationally efficient. Therefore,<text:line-break/><text:span text:style-name="T7">a – b = a + (-b)</text:span></text:p>
          <text:list>
            <text:list-item>
              <text:p text:style-name="P22">e.g.:<text:span text:style-name="T7"> 5 – 6 </text:span><text:span text:style-name="T8">=</text:span><text:span text:style-name="T7"> 5 + (-6) = -1</text:span></text:p>
            </text:list-item>
          </text:list>
        </text:list-item>
      </text:list>
      <text:h text:style-name="P12" text:outline-level="3">Multiplication and division</text:h>
      <text:p text:style-name="P6">If the operands have the same sign, then the result is positive.</text:p>
      <text:p text:style-name="P6">If not, it is going to be a negative sign.</text:p>
      <text:h text:style-name="P1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14b31d"/>
    </style:style>
    <style:style style:name="MT3" style:family="text">
      <style:text-properties officeooo:rsid="00257ef3"/>
    </style:style>
    <style:style style:name="MT4" style:family="text">
      <style:text-properties officeooo:rsid="001bd473"/>
    </style:style>
    <style:style style:name="MT5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CS1</text:span><text:span text:style-name="MT1"><text:tab/></text:span><text:span text:style-name="MT2">Computer Systems 1</text:span><text:span text:style-name="MT1"><text:tab/></text:span><text:span text:style-name="MT3">12</text:span><text:span text:style-name="MT1">/</text:span><text:span text:style-name="MT4">10</text:span><text:span text:style-name="MT1">/2020</text:span></text:p>
      </style:header>
      <style:footer>
        <text:p text:style-name="MP2"><text:span text:style-name="MT5">Aaron Patrick Monte<text:tab/></text:span><text:span text:style-name="MT4">Binary </text:span><text:span text:style-name="MT3">2</text:span><text:span text:style-name="MT5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2:26.690436970</meta:creation-date>
    <dc:date>2020-10-16T14:29:37.947379043</dc:date>
    <meta:editing-duration>PT57M23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45" meta:word-count="327" meta:character-count="1672" meta:non-whitespace-character-count="1404"/>
  </office:meta>
</office:document-meta>
</file>